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49pt"/>
    </style:style>
    <style:style style:name="co2" style:family="table-column">
      <style:table-column-properties fo:break-before="auto" style:column-width="98.5pt"/>
    </style:style>
    <style:style style:name="co3" style:family="table-column">
      <style:table-column-properties fo:break-before="auto" style:column-width="102.05pt"/>
    </style:style>
    <style:style style:name="co4" style:family="table-column">
      <style:table-column-properties fo:break-before="auto" style:column-width="45.04pt"/>
    </style:style>
    <style:style style:name="co5" style:family="table-column">
      <style:table-column-properties fo:break-before="auto" style:column-width="34.8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ditionYear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Gadsde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1 is ad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Tuscaloos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Spelled: Tuscalooso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Brinkle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t Smit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t Smi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Sanitarium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Restaurant</text:p>
          </table:table-cell>
          <table:table-cell office:value-type="float" office:value="10" calcext:value-type="float">
            <text:p>10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Beauty Parlor</text:p>
          </table:table-cell>
          <table:table-cell office:value-type="float" office:value="8" calcext:value-type="float">
            <text:p>8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Barber Shop</text:p>
          </table:table-cell>
          <table:table-cell office:value-type="float" office:value="8" calcext:value-type="float">
            <text:p>8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Liquor Stor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Garage category listed twice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Tailor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South Camde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dys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Russell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Nogale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Yum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Yum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le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le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Barber Shop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Imperia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otel</text:p>
          </table:table-cell>
          <table:table-cell office:value-type="float" office:value="12" calcext:value-type="float">
            <text:p>1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Motel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estaurant</text:p>
          </table:table-cell>
          <table:table-cell office:value-type="float" office:value="12" calcext:value-type="float">
            <text:p>1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Beauty Parlor</text:p>
          </table:table-cell>
          <table:table-cell office:value-type="float" office:value="8" calcext:value-type="float">
            <text:p>8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Tavern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Night Club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Liquor Stor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Service Station</text:p>
          </table:table-cell>
          <table:table-cell office:value-type="float" office:value="12" calcext:value-type="float">
            <text:p>1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Automotiv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Drug Stor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eal Estat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sinor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Hollywoo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Needles</text:p>
          </table:table-cell>
          <table:table-cell office:value-type="string" calcext:value-type="string">
            <text:p>M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Perr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Hotel</text:p>
          </table:table-cell>
          <table:table-cell office:value-type="float" office:value="8" calcext:value-type="float">
            <text:p>8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ight Club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Drug Stor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ta Monic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Tular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Tular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Vallej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Victor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Tourist Homes category listed twice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Restaurant</text:p>
          </table:table-cell>
          <table:table-cell office:value-type="float" office:value="13" calcext:value-type="float">
            <text:p>13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Restaurants category listed twice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Liquor Stor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Drug Stor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Greenle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La Junt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La Ma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La Mar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Trinida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Liquor Stor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Meride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Lond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est Have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est Hav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Dover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Townse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Townsen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ourist Home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avern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staurant</text:p>
          </table:table-cell>
          <table:table-cell office:value-type="float" office:value="12" calcext:value-type="float">
            <text:p>1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Liquor Stor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elray Beac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Fort Lauderda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Liquor Stor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ebr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outh Jackson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t. Augustin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Tavern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axi Cab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Eastma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tatesbo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Pocatell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Hotel</text:p>
          </table:table-cell>
          <table:table-cell office:value-type="float" office:value="21" calcext:value-type="float">
            <text:p>2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Restaurant</text:p>
          </table:table-cell>
          <table:table-cell office:value-type="float" office:value="8" calcext:value-type="float">
            <text:p>8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art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Elkhar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Evansvill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Dry Cleaning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rench Lic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Restaurant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Tavern</text:p>
          </table:table-cell>
          <table:table-cell office:value-type="float" office:value="12" calcext:value-type="float">
            <text:p>1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Tavern category listed twice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Tailor</text:p>
          </table:table-cell>
          <table:table-cell office:value-type="float" office:value="8" calcext:value-type="float">
            <text:p>8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Liquor Store</text:p>
          </table:table-cell>
          <table:table-cell office:value-type="float" office:value="8" calcext:value-type="float">
            <text:p>8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Jefferson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Drive I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Kokom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ichigan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unci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Naptow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Terre Haut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West Baden Spring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Evans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Cedar Rapid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Restaurant</text:p>
          </table:table-cell>
          <table:table-cell office:value-type="float" office:value="13" calcext:value-type="float">
            <text:p>1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ubuqu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Ottumw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Sioux Cit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Sioux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Waterlo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Atchi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Atchis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Atchis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Bethel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Bogu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Coffey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Concord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Empor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Edwards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Fort Scot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Fort Scot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Hiawath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Hutchin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Junction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Junction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rne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rne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rne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urenc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eavenwort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Parson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Bowling Gre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Hopkinsvil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incoln Rid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Restaurant</text:p>
          </table:table-cell>
          <table:table-cell office:value-type="float" office:value="14" calcext:value-type="float">
            <text:p>1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ogalus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Lake Charle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rgan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inde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arre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Hotel</text:p>
          </table:table-cell>
          <table:table-cell office:value-type="float" office:value="14" calcext:value-type="float">
            <text:p>1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Restaurant</text:p>
          </table:table-cell>
          <table:table-cell office:value-type="float" office:value="14" calcext:value-type="float">
            <text:p>1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avern</text:p>
          </table:table-cell>
          <table:table-cell office:value-type="float" office:value="9" calcext:value-type="float">
            <text:p>9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Night Club</text:p>
          </table:table-cell>
          <table:table-cell office:value-type="float" office:value="8" calcext:value-type="float">
            <text:p>8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axi Cab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Iber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Opelcusa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cotland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ourist Cabins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Bango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Gardnie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Old Orcha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Tavern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Night Club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Liquor Stor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uena Vist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Hagerstow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Hagers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Havre de Grac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Princess Ann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Sparrows Point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Sparrows Poin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Turners Stati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Turners Stati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Upper Marlbor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Upper Marlbo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Attlebo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Restaurant</text:p>
          </table:table-cell>
          <table:table-cell office:value-type="float" office:value="10" calcext:value-type="float">
            <text:p>10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Beauty Parlor</text:p>
          </table:table-cell>
          <table:table-cell office:value-type="float" office:value="20" calcext:value-type="float">
            <text:p>20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Tailor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Great Barr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Hyam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North Adam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Needham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Pittsfield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Plymou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andolp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Drug Stor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outh Han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outh Hanson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wampscot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bur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Ann Arbo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attle Creek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enton Harbo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itle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Ranch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Cover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Hotel</text:p>
          </table:table-cell>
          <table:table-cell office:value-type="float" office:value="24" calcext:value-type="float">
            <text:p>2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Barber Shop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Tavern</text:p>
          </table:table-cell>
          <table:table-cell office:value-type="float" office:value="9" calcext:value-type="float">
            <text:p>9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Night Club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Drug Stor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Grand Juncti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Tourist Home</text:p>
          </table:table-cell>
          <table:table-cell office:value-type="float" office:value="9" calcext:value-type="float">
            <text:p>9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1 is ad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One restaurant also mentioned as Tavern, but spelled differently (Rosanna’s Rosana)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Lansin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Muskeg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Oscod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Saginaw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South Haven 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Vandal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Vandal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Three River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Nile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Dulu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Liquor Store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otle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otle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otle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otle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Clou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Clou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Liquor Store</text:p>
          </table:table-cell>
          <table:table-cell office:value-type="float" office:value="9" calcext:value-type="float">
            <text:p>9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Biloxi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Biloxi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D'Lo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Hattiesbur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kating Rink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acomb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endenhall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eridia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eridia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ound Bayou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ound Bayou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Yazoo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Yazoo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ape Giradeau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xcelsior Springs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Hanniba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opli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Hotel</text:p>
          </table:table-cell>
          <table:table-cell office:value-type="float" office:value="8" calcext:value-type="float">
            <text:p>8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Restaurant</text:p>
          </table:table-cell>
          <table:table-cell office:value-type="float" office:value="20" calcext:value-type="float">
            <text:p>20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eauty Parlor</text:p>
          </table:table-cell>
          <table:table-cell office:value-type="float" office:value="14" calcext:value-type="float">
            <text:p>1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Liquor Store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Drug Store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Moberl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Josep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Hotel</text:p>
          </table:table-cell>
          <table:table-cell office:value-type="float" office:value="13" calcext:value-type="float">
            <text:p>1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Restaurant</text:p>
          </table:table-cell>
          <table:table-cell office:value-type="float" office:value="17" calcext:value-type="float">
            <text:p>1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Beauty Parlor</text:p>
          </table:table-cell>
          <table:table-cell office:value-type="float" office:value="35" calcext:value-type="float">
            <text:p>3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Tavern</text:p>
          </table:table-cell>
          <table:table-cell office:value-type="float" office:value="16" calcext:value-type="float">
            <text:p>1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Night Club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Service Station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Liquor Store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Drug Store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Tavern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Service Station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Garag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Drug Stor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Scottsbluff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Scottsbluff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Scottsbluff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Tavern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Hotel</text:p>
          </table:table-cell>
          <table:table-cell office:value-type="float" office:value="12" calcext:value-type="float">
            <text:p>1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Tourist Home</text:p>
          </table:table-cell>
          <table:table-cell office:value-type="float" office:value="10" calcext:value-type="float">
            <text:p>10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Restaurant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Tavern</text:p>
          </table:table-cell>
          <table:table-cell office:value-type="float" office:value="22" calcext:value-type="float">
            <text:p>2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ell Mead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loomfiel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ridge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1 is Chinese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pe May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pe Ma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tontow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gg Harbo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gg Harbo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skell</text:p>
          </table:table-cell>
          <table:table-cell office:value-type="string" calcext:value-type="string">
            <text:p>Recreation Park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ightstow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eyport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ennelwort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kewoo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Recreation Park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inde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ind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ong Branch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gnoli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hwa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mouth Juncti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Garag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Taxi Cab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rristow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ptun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ptun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1 is Chinese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Beauty Parlor</text:p>
          </table:table-cell>
          <table:table-cell office:value-type="float" office:value="8" calcext:value-type="float">
            <text:p>8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avern</text:p>
          </table:table-cell>
          <table:table-cell office:value-type="float" office:value="24" calcext:value-type="float">
            <text:p>2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Night Club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cean Cit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1 is Chinese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ulsbor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ssaic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erth Ambo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erth Ambo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oint Pleasan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ine Broo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ine Broo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ine Broo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ain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ainfiel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easant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easantvil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easantvill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osell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ea Brigh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eaware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hrewsbur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ummi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oms Riv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Vaux Ha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oodbur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est Pleasantville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Restaurant</text:p>
          </table:table-cell>
          <table:table-cell office:value-type="float" office:value="14" calcext:value-type="float">
            <text:p>14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1 is Chinese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Beauty Parlor</text:p>
          </table:table-cell>
          <table:table-cell office:value-type="float" office:value="13" calcext:value-type="float">
            <text:p>1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avern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Liquor Stor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ailor</text:p>
          </table:table-cell>
          <table:table-cell office:value-type="float" office:value="10" calcext:value-type="float">
            <text:p>10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Croton-on-the-Huds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asting-on-the-Huds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Ithaca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Glen Fall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estow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Lackawanna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Lackawann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echanic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ort Jerv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oughkeepsi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aratoga Spring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chenectad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Utic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otel</text:p>
          </table:table-cell>
          <table:table-cell office:value-type="float" office:value="33" calcext:value-type="float">
            <text:p>33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Harlem, 1 is ad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estaurant</text:p>
          </table:table-cell>
          <table:table-cell office:value-type="float" office:value="30" calcext:value-type="float">
            <text:p>30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Harlem, 1 is chinese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eauty Parlor</text:p>
          </table:table-cell>
          <table:table-cell office:value-type="float" office:value="11" calcext:value-type="float">
            <text:p>1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Harlem <text:s/>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arber Shop</text:p>
          </table:table-cell>
          <table:table-cell office:value-type="float" office:value="18" calcext:value-type="float">
            <text:p>18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Harlem <text:s/>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vern</text:p>
          </table:table-cell>
          <table:table-cell office:value-type="float" office:value="94" calcext:value-type="float">
            <text:p>94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Harlem <text:s/>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ight Club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Harlem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Liquor Store</text:p>
          </table:table-cell>
          <table:table-cell office:value-type="float" office:value="20" calcext:value-type="float">
            <text:p>20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Harlem, 1 is ad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Garag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Harlem <text:s/>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ilor</text:p>
          </table:table-cell>
          <table:table-cell office:value-type="float" office:value="10" calcext:value-type="float">
            <text:p>10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Harlem <text:s/>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Harlem <text:s/>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Dance Hal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Harlem <text:s/>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estaurant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eauty Parlor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vern</text:p>
          </table:table-cell>
          <table:table-cell office:value-type="float" office:value="38" calcext:value-type="float">
            <text:p>38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Liquor Store</text:p>
          </table:table-cell>
          <table:table-cell office:value-type="float" office:value="8" calcext:value-type="float">
            <text:p>8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vern</text:p>
          </table:table-cell>
          <table:table-cell office:value-type="float" office:value="27" calcext:value-type="float">
            <text:p>27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Liquor Stor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allroom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ilor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Corona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Coron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empstea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empstea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empstea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est Brigh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Staten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est Brigh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Staten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est Brigh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Staten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est Brighton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Staten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est Brigh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Staten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Elmsfor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orth Tarrytown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Yonker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Ren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string" calcext:value-type="string">
            <text:p>White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Gallup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Las Cruce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Lordsburg</text:p>
          </table:table-cell>
          <table:table-cell office:value-type="string" calcext:value-type="string">
            <text:p>M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Rosewell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Rosewel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Tucumcari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Tucumcari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Tucumcari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Bladenbor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Drug Stor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Service Station</text:p>
          </table:table-cell>
          <table:table-cell office:value-type="float" office:value="8" calcext:value-type="float">
            <text:p>8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Tailor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 Cit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nfiel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oldsboro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oldsbor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oldsbor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oldsbor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allsbor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amle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igh Poin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Little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Lillingt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Mt. Oliv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Listed as Tailors, but same addresses are Hotels in 1947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Listed as Tailors addresses possibly duplicated Hotels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Manchest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Pinehurs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Same name listed under Service Station as well.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Pinehurst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Same name listed under Tourist Home as well.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lisbury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hite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eld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eauty Parlor</text:p>
          </table:table-cell>
          <table:table-cell office:value-type="float" office:value="18" calcext:value-type="float">
            <text:p>18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avern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Drug Stor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axi Cab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llianc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Restaurant</text:p>
          </table:table-cell>
          <table:table-cell office:value-type="float" office:value="24" calcext:value-type="float">
            <text:p>24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1 is Chinese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Beauty Parlor</text:p>
          </table:table-cell>
          <table:table-cell office:value-type="float" office:value="21" calcext:value-type="float">
            <text:p>2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Barber Shop</text:p>
          </table:table-cell>
          <table:table-cell office:value-type="float" office:value="11" calcext:value-type="float">
            <text:p>1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avern</text:p>
          </table:table-cell>
          <table:table-cell office:value-type="float" office:value="12" calcext:value-type="float">
            <text:p>1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Drug Store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Garag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Service Station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11" calcext:value-type="float">
            <text:p>1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Restaurant</text:p>
          </table:table-cell>
          <table:table-cell office:value-type="float" office:value="9" calcext:value-type="float">
            <text:p>9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avern</text:p>
          </table:table-cell>
          <table:table-cell office:value-type="float" office:value="10" calcext:value-type="float">
            <text:p>10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Night Club</text:p>
          </table:table-cell>
          <table:table-cell office:value-type="float" office:value="14" calcext:value-type="float">
            <text:p>1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Lorai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riet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iddle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iddletow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iddletow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Oberli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teuben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Night Club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Bole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Chickash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Guthri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Garag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Sanitarium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ltoon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ltoo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Bedford Sprig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oate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resc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Darb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Eeri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Getty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Germantown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Germantown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Germantown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Listed under Beauty Parlor, but same addresses that have been Tourist Homes the 1947 and before.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New Cast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Oil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Hotel</text:p>
          </table:table-cell>
          <table:table-cell office:value-type="float" office:value="25" calcext:value-type="float">
            <text:p>2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Restaurant</text:p>
          </table:table-cell>
          <table:table-cell office:value-type="float" office:value="9" calcext:value-type="float">
            <text:p>9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Beauty Parlor</text:p>
          </table:table-cell>
          <table:table-cell office:value-type="float" office:value="10" calcext:value-type="float">
            <text:p>10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avern</text:p>
          </table:table-cell>
          <table:table-cell office:value-type="float" office:value="27" calcext:value-type="float">
            <text:p>2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ight Club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Garag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Sharon Hi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illiamspor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ilkes Barr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tlantic Beac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Beaufort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Restaurant</text:p>
          </table:table-cell>
          <table:table-cell office:value-type="float" office:value="9" calcext:value-type="float">
            <text:p>9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ross Hil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yrtle Beach</text:p>
          </table:table-cell>
          <table:table-cell office:value-type="string" calcext:value-type="string">
            <text:p>Motor Cour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Orangeburg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Rock Hill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Sioux Fall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Liquor Stor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School of Beauty Cultur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urfreesbor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Recreation Clu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Drug Stor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Beaumon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Beaumon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Restaurant</text:p>
          </table:table-cell>
          <table:table-cell office:value-type="float" office:value="8" calcext:value-type="float">
            <text:p>8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sican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sica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sican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Beauty Parlor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Barber Shop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Night Club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Drug Stor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ort Arthur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ort Arthu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ort Arthur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Restaurant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Beauty Parlor</text:p>
          </table:table-cell>
          <table:table-cell office:value-type="float" office:value="13" calcext:value-type="float">
            <text:p>1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Dry Cleaning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yler 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M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xahachi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ichita Fall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ichita Fall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North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Rut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Buckroe Beac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Buckroe Beach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ristian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Dunbar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rederick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redericksbur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rrisonbur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ewlet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ura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outh Hill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taun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tau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uffol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Tappahannock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Tappahannoc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Taxi Cab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lliams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Everett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Hotel</text:p>
          </table:table-cell>
          <table:table-cell office:value-type="float" office:value="8" calcext:value-type="float">
            <text:p>8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Restaurant</text:p>
          </table:table-cell>
          <table:table-cell office:value-type="float" office:value="8" calcext:value-type="float">
            <text:p>8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Barber Shop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Beauty Parlor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Tavern</text:p>
          </table:table-cell>
          <table:table-cell office:value-type="float" office:value="8" calcext:value-type="float">
            <text:p>8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Drug Store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Lett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Lett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luefield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luefield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larksbur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larks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“Lodging”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larksburg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larksburg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Fairmon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Fairmont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Fairmon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Graf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Graf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Graf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“Lodging”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“Lodging”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Record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in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Institute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M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rgan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rgantow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rgantow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unds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Parkersburg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East Raine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eir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“Lodging”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Tourist Cabins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“Lodging”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ite Sulphur Springs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Fond Du Lac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Oshkos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asper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Rawl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Rawlin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Rock Spring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St.George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St.Georges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St.Georges</text:p>
          </table:table-cell>
          <table:table-cell office:value-type="string" calcext:value-type="string">
            <text:p>Bicycles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Jacal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Tamazuncha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Ixquimilipa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Cuernavac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co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co City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8">00/00/0000</text:date>, <text:time style:data-style-name="N2" text:time-value="13:27:27.84501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a Engel</meta:initial-creator>
    <meta:creation-date>2015-11-13T15:34:18.702778000</meta:creation-date>
    <dc:date>2017-08-28T13:27:38.975704000</dc:date>
    <dc:creator>Claudia Engel</dc:creator>
    <meta:editing-duration>P34DT21H20M26S</meta:editing-duration>
    <meta:editing-cycles>752</meta:editing-cycles>
    <meta:generator>LibreOffice/5.1.3.2$MacOSX_X86_64 LibreOffice_project/644e4637d1d8544fd9f56425bd6cec110e49301b</meta:generator>
    <meta:document-statistic meta:table-count="1" meta:cell-count="8737" meta:object-count="0"/>
  </office:meta>
</office:document-meta>
</file>